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54.82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64.6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1.82mm" fo:break-before="auto" style:use-optimal-row-height="false"/>
    </style:style>
    <style:style style:name="ro2" style:family="table-row">
      <style:table-row-properties style:row-height="9.33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33333" fo:font-size="14pt" style:font-size-asian="14pt" style:font-size-complex="14pt"/>
    </style:style>
    <style:style style:name="ce2" style:family="table-cell" style:parent-style-name="Default">
      <style:text-properties fo:color="#333333"/>
    </style:style>
    <style:style style:name="ce3" style:family="table-cell" style:parent-style-name="Default">
      <style:text-properties fo:color="#333333" style:font-name="Noto Sans CJK JP Regular" style:font-name-asian="Noto Sans CJK JP Regula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333333" style:font-name="Noto Sans CJK JP Regular" fo:font-size="14pt" style:font-name-asian="Noto Sans CJK JP Regular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333333" style:font-name="Noto Sans CJK JP Regular" fo:font-size="12pt" style:font-name-asian="Noto Sans CJK JP Regular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333333" style:font-name="Noto Sans CJK JP Regular" fo:font-size="12pt" style:font-name-asian="Noto Sans CJK JP Regular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333333" style:font-name="Noto Sans CJK JP Regular" fo:font-size="12pt" style:font-name-asian="Noto Sans CJK JP Regular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333333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5" table:default-cell-style-name="ce3"/>
        <table:table-column table:style-name="co6" table:number-columns-repeated="4" table:default-cell-style-name="ce2"/>
        <table:table-row table:style-name="ro1">
          <table:table-cell table:style-name="ce1" office:value-type="string" calcext:value-type="string">
            <text:p>Cluster System データベース設計書 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uthor : Taiki Fnit Watanab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Date : 2016/07/20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4" office:value-type="string" calcext:value-type="string">
            <text:p>Table : users</text:p>
          </table:table-cell>
          <table:table-cell table:style-name="ce4" office:value-type="string" calcext:value-type="string">
            <text:p>ユーザー情報を格納するテーブル</text:p>
          </table:table-cell>
          <table:table-cell table:style-name="ce4"/>
          <table:table-cell table:style-name="ce7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column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option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unique</text:p>
          </table:table-cell>
          <table:table-cell table:style-name="ce6" office:value-type="string" calcext:value-type="string">
            <text:p>ログイン用のemail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string</text:p>
          </table:table-cell>
          <table:table-cell table:style-name="ce6" table:number-columns-repeated="2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公開用の名前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message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6" office:value-type="string" calcext:value-type="string">
            <text:p>自己紹介文</text:p>
          </table:table-cell>
          <table:table-cell table:number-columns-repeated="1019"/>
        </table:table-row>
        <table:table-row table:style-name="ro5" table:number-rows-repeated="2">
          <table:table-cell/>
          <table:table-cell table:style-name="ce7" table:number-columns-repeated="4"/>
          <table:table-cell table:number-columns-repeated="1019"/>
        </table:table-row>
        <table:table-row table:style-name="ro5">
          <table:table-cell/>
          <table:table-cell table:style-name="ce4" office:value-type="string" calcext:value-type="string">
            <text:p>Table : user_hobbies</text:p>
          </table:table-cell>
          <table:table-cell table:style-name="ce4" office:value-type="string" calcext:value-type="string">
            <text:p>ユーザーが登録している趣味を格納するテーブル</text:p>
          </table:table-cell>
          <table:table-cell table:style-name="ce7" table:number-columns-repeated="2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column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option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style-name="ce8" office:value-type="string" calcext:value-type="string">
            <text:p>このidのユーザーが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hobby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style-name="ce6" office:value-type="string" calcext:value-type="string">
            <text:p>このidの趣味を登録している</text:p>
          </table:table-cell>
          <table:table-cell table:number-columns-repeated="1019"/>
        </table:table-row>
        <table:table-row table:style-name="ro5" table:number-rows-repeated="2">
          <table:table-cell/>
          <table:table-cell table:style-name="ce7" table:number-columns-repeated="4"/>
          <table:table-cell table:number-columns-repeated="1019"/>
        </table:table-row>
        <table:table-row table:style-name="ro5">
          <table:table-cell/>
          <table:table-cell table:style-name="ce4" office:value-type="string" calcext:value-type="string">
            <text:p>Table : hobbies</text:p>
          </table:table-cell>
          <table:table-cell table:style-name="ce4" office:value-type="string" calcext:value-type="string">
            <text:p>趣味を格納するテーブル</text:p>
          </table:table-cell>
          <table:table-cell table:style-name="ce7" table:number-columns-repeated="2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column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option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</text:p>
          </table:table-cell>
          <table:table-cell table:style-name="ce6" office:value-type="string" calcext:value-type="string">
            <text:p>趣味のID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趣味の名前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6" office:value-type="string" calcext:value-type="string">
            <text:p>趣味の補足説明(OP)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category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style-name="ce6" office:value-type="string" calcext:value-type="string">
            <text:p>所属するカテゴリのid</text:p>
          </table:table-cell>
          <table:table-cell table:number-columns-repeated="1019"/>
        </table:table-row>
        <table:table-row table:style-name="ro5">
          <table:table-cell/>
          <table:table-cell table:style-name="ce7" table:number-columns-repeated="4"/>
          <table:table-cell table:number-columns-repeated="1019"/>
        </table:table-row>
        <table:table-row table:style-name="ro5">
          <table:table-cell/>
          <table:table-cell table:style-name="ce4" office:value-type="string" calcext:value-type="string">
            <text:p>Table : categories</text:p>
          </table:table-cell>
          <table:table-cell table:style-name="ce4" office:value-type="string" calcext:value-type="string">
            <text:p>カテゴリを格納するテーブル</text:p>
          </table:table-cell>
          <table:table-cell table:style-name="ce7" table:number-columns-repeated="2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column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option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カテゴリの名前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6" office:value-type="string" calcext:value-type="string">
            <text:p>カテゴリの説明</text:p>
          </table:table-cell>
          <table:table-cell table:number-columns-repeated="1019"/>
        </table:table-row>
        <table:table-row table:style-name="ro5">
          <table:table-cell/>
          <table:table-cell table:style-name="ce7" table:number-columns-repeated="4"/>
          <table:table-cell table:number-columns-repeated="1019"/>
        </table:table-row>
        <table:table-row table:style-name="ro5">
          <table:table-cell/>
          <table:table-cell table:style-name="ce4" office:value-type="string" calcext:value-type="string">
            <text:p>Table : channels</text:p>
          </table:table-cell>
          <table:table-cell table:style-name="ce4" office:value-type="string" calcext:value-type="string">
            <text:p>チャンネルの情報を格納する</text:p>
          </table:table-cell>
          <table:table-cell table:style-name="ce7" table:number-columns-repeated="2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column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option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number-columns-repeated="2"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チャンネルの名前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style-name="ce6" office:value-type="string" calcext:value-type="string">
            <text:p>チャンネルの作成者のid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hobby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style-name="ce6" office:value-type="string" calcext:value-type="string">
            <text:p>チャンネルが所属する趣味のid</text:p>
          </table:table-cell>
          <table:table-cell table:number-columns-repeated="1019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Noto Sans CJK JP Regular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Noto Sans CJK JP Regular1" style:font-family-asian="'Noto Sans CJK JP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00/00/00</text:date>, <text:time style:data-style-name="N2" text:time-value="15:28:18.37360664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5:57:43.427391463</meta:creation-date>
    <dc:date>2016-07-20T15:30:21.544707802</dc:date>
    <meta:editing-duration>PT38M11S</meta:editing-duration>
    <meta:editing-cycles>72</meta:editing-cycles>
    <meta:generator>LibreOffice/5.1.4.2$Linux_X86_64 LibreOffice_project/10m0$Build-2</meta:generator>
    <meta:document-statistic meta:table-count="1" meta:cell-count="96" meta:object-count="0"/>
  </office:meta>
</office:document-meta>
</file>